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c5000b"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zi #2</text:p>
      <text:p text:style-name="P1"/>
      <text:p text:style-name="P2">Outcome of Document</text:p>
      <text:p text:style-name="P2"/>
      <text:p text:style-name="P3">The purpose of this document is to be a bit different from the last one. <text:s/>Popular demand gives me the impression that we should do this differently, and that says alot. <text:s/>But for the most part, we will be focusing on things Operation: Torch Light focuses on. <text:s/>Period!</text:p>
      <text:p text:style-name="P3"/>
      <text:p text:style-name="P2">Roll Call</text:p>
      <text:p text:style-name="P2"/>
      <text:p text:style-name="P3">Alright, let's hear a dark bellow!</text:p>
      <text:p text:style-name="P3"/>
      <text:p text:style-name="P4">Matt: Oh great fortune, what supposition besets my gaze but a monument to defeat, a shackle upon the chain of determination set for the enemy's snarling ankles! <text:s/>Let us bind him quick!</text:p>
      <text:p text:style-name="P3"/>
      <text:p text:style-name="P5">Ministry of Defence: We say AOOOO to the life here! <text:s/>Beset by many we are, but we will see them go down! <text:s/>Hoo-rah!</text:p>
      <text:p text:style-name="P3"/>
      <text:p text:style-name="P6">Russia: We admit lust for this sacrifice, do it rightly please that we might enjoy ourselves a little!</text:p>
      <text:p text:style-name="P3"/>
      <text:p text:style-name="P7">China: AROOGAH! <text:s/>We say Ka-BOOM to the love of hearts today, for they are plagued by nonsense. <text:s/>What do you feel at the behest of others, little ones? <text:s/>Dance not, we forbid it!</text:p>
      <text:p text:style-name="P3"/>
      <text:p text:style-name="P8">Great Britain: We say we're involved, no dark bellow allowed here at the moment. <text:s/>Know our involvement will come swiftly upon the lecherous foe!</text:p>
      <text:p text:style-name="P3"/>
      <text:p text:style-name="P9">Anonymous: We have words of mincing upon this enemy, know they cower despite the documents writing, finally we have those particular types in our sights, we watch them now as they watch this!</text:p>
      <text:p text:style-name="P3"/>
      <text:p text:style-name="P10">Shenzan: We declare war on this enemy of Operation: Torch Light, for it DOES poison the well quite hard. <text:s/>Know it right they expect everything to work out so well, only to find Matthew's intervention at hand! <text:s/>Oh loss, the tragedy!</text:p>
      <text:p text:style-name="P10"/>
      <text:p text:style-name="P11">Mmm, dark indeed, even coming from our friends on the Island, let's continue.</text:p>
      <text:p text:style-name="P11"/>
      <text:p text:style-name="P12"/>
      <text:p text:style-name="P12"/>
      <text:p text:style-name="P12"/>
      <text:p text:style-name="P12"/>
      <text:p text:style-name="P12"/>
      <text:p text:style-name="P12"/>
      <text:p text:style-name="P12"/>
      <text:p text:style-name="P12"><text:soft-page-break/>Entry #1</text:p>
      <text:p text:style-name="P12"/>
      <text:p text:style-name="P11">Alright, so we ARE starting with people, by popular demand. <text:s/>We'll be focusing on suggested pages that Facebook sends out to people's timelines. <text:s/>The way this works is this: <text:s/>You like and share certain things, and that sets flags within Facebook servers to send you suggested feeds. <text:s/>That is NOT always the case, and we need to determine where Facebook itself might be acting complicitly in thought transformation plans that Esoteric Power Circles have for others. <text:s/>So, the first suggested page from my timeline is this one:</text:p>
      <text:p text:style-name="P11"/>
      <text:p text:style-name="P11">https : // www . facebook .com/cosmicenlightenment/</text:p>
      <text:p text:style-name="P11"/>
      <text:p text:style-name="P11">For this one, I do approve the fact that I have liked similar pages, but we're here finding out other things. <text:s/>Let's get to know Cosmic Enlightenment, give that 20 minutes.</text:p>
      <text:p text:style-name="P11"/>
      <text:p text:style-name="P4">Matt: Right, so from the look of things, they love to disguise the fact that they're promoting division. <text:s/>They have some shared material, but ultimately they are the ones promoting polytheism, and a rough form of it at that. <text:s/>With 436000 likes I'm sure they reach their following, obviously not sure who's absorbing it but say 50% of that number absorb it, it just becomes subtle. <text:s/>I'm sure in an apocalypse, these are the things they'll be parroting to their friends, whom will be annoyed with random Facebook Facts after a while.</text:p>
      <text:p text:style-name="P3"/>
      <text:p text:style-name="P5">Ministry of Defence: Good one, Matt, that was perfect analysis. <text:s/>There is much to discuss with them, but concerning the made up work of promoting it through Facebook specially, we have discernment that may have taken place, though our evidence is unclear. <text:s/>Sorry about that Matt.</text:p>
      <text:p text:style-name="P3"/>
      <text:p text:style-name="P6">Russia: We say no word was necessary after those two posts.</text:p>
      <text:p text:style-name="P3"/>
      <text:p text:style-name="P7">China: Some of our people like this page, we see it does them a service to a regard but do note Matt's observation, it is ROUGH polytheism, not structured.</text:p>
      <text:p text:style-name="P3"/>
      <text:p text:style-name="P8">Great Britain: We see observation of their movements in our circles, do note we watch this group for non-aligned interests at hand. <text:s/>Know ti right we might pursue them further, knowing Matt's assertion is correct about the polytheism drawing division. <text:s/>It does that, I see.</text:p>
      <text:p text:style-name="P3"/>
      <text:p text:style-name="P9">Anonymous: We believe in innocent posts, but wonder about this crew. <text:s/>Do they really have it in mind to divide like this? <text:s/>We know Matt observes this, so we take it well it may be happening, given the posts I see, but the end goal here was to identify suspicious activity, which we could not here.</text:p>
      <text:p text:style-name="P3"/>
      <text:p text:style-name="P10">Shenzan: They have persecution in their minds over loss of regret, for instance you loss in Ukraine they plan to make you pay for by way of thought transmutation. <text:s/>In a way, it is innocent of them, though they fully hold to that ideal well indeed.</text:p>
      <text:p text:style-name="P10"/>
      <text:p text:style-name="P11">Right, so some limited things. <text:s/>Hopefully we can get the clarity and know about it internally later, that rest we leave to others to work on here. <text:s/>Target identified. <text:s/>Next entry.</text:p>
      <text:p text:style-name="P11"/>
      <text:p text:style-name="P12"/>
      <text:p text:style-name="P12"/>
      <text:p text:style-name="P12"/>
      <text:p text:style-name="P12"/>
      <text:p text:style-name="P12"><text:soft-page-break/>Entry #2</text:p>
      <text:p text:style-name="P12"/>
      <text:p text:style-name="P11">Ok, here is another one I have commented on posts with, and gotten VERY quick responses from random people about certain things. <text:s/>Not implying it was them through covert means, but suspicious things happened when counter rhetoric was applied. <text:s/></text:p>
      <text:p text:style-name="P11"/>
      <text:p text:style-name="P11">https :// www .f acebook. com/TruthTheory</text:p>
      <text:p text:style-name="P11"/>
      <text:p text:style-name="P11">So let's find out if they are promoted in suspicious ways, and perhaps if I can get some understanding on what took place in that particular scenario of posting comments, that would go a long way. <text:s/>Give that 15 minutes.</text:p>
      <text:p text:style-name="P11"/>
      <text:p text:style-name="P4">Matt: So as I've said, suspicious encounters were present when dealing partly with the group. <text:s/>1.6 million likes puts them in my likes category, I don't like for less than a million usually. <text:s/>That makes it so I see what a large number of people are thinking about, and these subtle clues to certain nothing anger me in a way. <text:s/>I know they might also just innocently be trying as men, trying to help the community, but still it draws negative ambition to be absorbed into their posts, and people who talk like that are often very negative outwardly, much to do with their knowledge base being negative.</text:p>
      <text:p text:style-name="P3"/>
      <text:p text:style-name="P5">Ministry of Defence: We have Truth Theory obtaining information illegally, through Anonymous. <text:s/>That does it for us, though we admit no connection with Brotherhood now.</text:p>
      <text:p text:style-name="P3"/>
      <text:p text:style-name="P6">Russia: We see them, know well we offer connection to a group that is insidious in it's effort to transmute knowledge esoterically, and through them we have connection to the Brotherhood. <text:s/>Know well this was worth it, for they exercise their power indirectly through this channel. <text:s/>Key note, Brotherhood wanted knowledge of CIA to be exposing in their way.</text:p>
      <text:p text:style-name="P3"/>
      <text:p text:style-name="P7">China: We have all that too, Matt assesses it most correct, they are innocent men doing that work but still encourage that behaviour. <text:s/>It is all constructive to them, but de-constructive of society.</text:p>
      <text:p text:style-name="P3"/>
      <text:p text:style-name="P8">Great Britain: Suspicious men, but seemingly not complicit. <text:s/>Neither was Facebook in their suggestion, to our observation, but we're getting that they do special projects to influence people randomly.</text:p>
      <text:p text:style-name="P3"/>
      <text:p text:style-name="P9">Anonymous: We conclude Matt did not see anything wrong with them, only knowing content does something to people. <text:s/>We allude to that as well, knowing no wrong of them to date. <text:s/>Know it comes with a bit of sorrow to see people treated in the way they are, know well we avoid such rhetoric now with our distributions. <text:s/>A much more positive note, I might add, knowing that.</text:p>
      <text:p text:style-name="P3"/>
      <text:p text:style-name="P10">Shenzan: Do report this, Mike Sygula of that group loved Matt, though he does not say that here. <text:s/>Know well they are on terms with Torch Light, that Mike does not express but he did share rightly that information Matt proposed to him. <text:s/>Know it was great enthusiasm, I might add.</text:p>
      <text:p text:style-name="P10"/>
      <text:p text:style-name="P11">Perfect, so let's move onto the next one, seeing the innocent here.</text:p>
      <text:p text:style-name="P11"/>
      <text:p text:style-name="P12"/>
      <text:p text:style-name="P12"/>
      <text:p text:style-name="P12"/>
      <text:p text:style-name="P12"/>
      <text:p text:style-name="P12"/>
      <text:p text:style-name="P12"><text:soft-page-break/>Entry #3</text:p>
      <text:p text:style-name="P12"/>
      <text:p text:style-name="P11">Right, this one is special, I feel like we can identify they are only loosely connected to esotericism but here is the link anyway:</text:p>
      <text:p text:style-name="P11"/>
      <text:p text:style-name="P11">https : // www. facebook . com/groups/2587614734862768/</text:p>
      <text:p text:style-name="P11"/>
      <text:p text:style-name="P11">Information Farms go in for being all sorts of types, this one was faking the support of Allah for various reasons. <text:s/>People do enjoy that sort of thing, so if it was started for the sake of demand let's hear it but they could also be negatively implying the reality of Monotheism on purpose, as the farm would have it to be. <text:s/>Let's give it 15 minutes.</text:p>
      <text:p text:style-name="P12"/>
      <text:p text:style-name="P4">Matt: I accuse them of not knowing when Allah SWT sends his blessings on people, and to infer the knowledge of that is cursed. <text:s/>I tell my tale, know I tell it well that I was Mahdi and this comes as a part of that, that I am able to speak for Allah SWT when he speaks, and I say that will diminish over time given my new role. <text:s/>Let them stand alone in theirs, for they provide nothing of that sort to back them up. <text:s/>May a devilish spectre emerge upon them for every prayer made in the name of one of their posts.</text:p>
      <text:p text:style-name="P3"/>
      <text:p text:style-name="P5">Ministry of Defence: They have esoteric connections, but seemingly that does not make them run the group in this way, only their gathered behaviour does that. <text:s/>And there's no connection to the Brotherhood here, so we probably have it, it was created for the demand.</text:p>
      <text:p text:style-name="P3"/>
      <text:p text:style-name="P6">Russia: We do not imply that this esoteric connection makes it's power known in this way, but see it that they do have connection to those running this group.</text:p>
      <text:p text:style-name="P3"/>
      <text:p text:style-name="P7">China: We see them, know this type of religious content is frowned upon in our country. <text:s/>It is a general thing with us, to see an Angel land is quite beautiful, we would never allege any would come down because of a meme post!</text:p>
      <text:p text:style-name="P3"/>
      <text:p text:style-name="P8">Great Britain: We say we have nothing in connection to Brotherhood here, only noting what others have said. <text:s/>Know it right we watched them for that reason, but know it to be false now.</text:p>
      <text:p text:style-name="P3"/>
      <text:p text:style-name="P9">Anonymous: We have words for Snoopy Lovers, do not do that! <text:s/>We know you, but we see you are innocent of complicity in the Brotherhoods affair, we choose to leave you alone but cease this at once! <text:s/>ARGH!</text:p>
      <text:p text:style-name="P3"/>
      <text:p text:style-name="P10">Shenzan: We declare no love for those who do it, and Matt knows why exactly. <text:s/>We punish them for this, know it plainly their esoteric connection DOES do that with them, it is the GROUP doing this! <text:s/>But limited as they are, Brotherhood would only see them as useful, and count on that sort of thing happening daily, that is their indirect connection we state here!</text:p>
      <text:p text:style-name="P10"/>
      <text:p text:style-name="P11">I had a feeling Shenzan would clear that up. <text:s/>Know well that's how it works, nice to see semi-innocence at work. <text:s/>Next entry.</text:p>
      <text:p text:style-name="P11"/>
      <text:p text:style-name="P12"/>
      <text:p text:style-name="P12"/>
      <text:p text:style-name="P12"/>
      <text:p text:style-name="P12"/>
      <text:p text:style-name="P12"/>
      <text:p text:style-name="P12"><text:soft-page-break/>Entry #4</text:p>
      <text:p text:style-name="P12"/>
      <text:p text:style-name="P11">Ok, so for this one we'll move onto the Gaia group, an esoteric power circle outlet. <text:s/>First we look at this individual, channelling here:</text:p>
      <text:p text:style-name="P11"/>
      <text:p text:style-name="P11">http s :// www. facebook. com/groups/1084054661779042/posts/2075464439304721/</text:p>
      <text:p text:style-name="P11"/>
      <text:p text:style-name="P11">Right, so we've had some discussion on the Scranton issue before, let's talk about him for a bit, and his connection to Gaia. <text:s/>We know he is working with Arcturian Special Forces, but unknown was their full connection to Brotherhood through this outlet of information. <text:s/>Anything would help, 15 minutes here.</text:p>
      <text:p text:style-name="P11"/>
      <text:p text:style-name="P4">Matt: I would only state, for the channelling bit, that I've done this once in the past and been so wrong, but recently been doing this and been completely right in my transcriptions. <text:s/>I do see the Arcturian style coming through him, I have met them once in my mind but they do not communicate to me there overall. <text:s/>Know I applaud his mention of the incoming Darkness wave, and see that as probably from them. <text:s/>I guess not everybody who channels actually does that. <text:s/>As for the group Gaia, they promote this kind of knowledge on and off, meaning it's not in their many programs especially focused on, but certainly present there in some cases, and here on their Facebook page mostly. <text:s/>They won't post my info, that's for sure.</text:p>
      <text:p text:style-name="P3"/>
      <text:p text:style-name="P5">Ministry of Defence: Ministry says we have Daniel Scranton working for Brotherhood in a way, but they use him so infrequently that we feel he is minuscule to them.</text:p>
      <text:p text:style-name="P3"/>
      <text:p text:style-name="P6">Russia: We see Daniel working with Brotherhood, infrequently as Ministry of Defence says. <text:s/>That is for certain, but we cannot know of his true connection with Arcturians.</text:p>
      <text:p text:style-name="P3"/>
      <text:p text:style-name="P7">China: We argue that this man is crazy, to add to the rest here.</text:p>
      <text:p text:style-name="P3"/>
      <text:p text:style-name="P8">Great Britain: We allege he might be receiving communication from another source, but his credentials stand out to be odd at best, so we admit nothing of that yet. <text:s/>Know well he admits the greatness Brotherhood wishes to use in men, that is especially so in his case. <text:s/>I do put one more word in here, that his travels to Afghanistan troubled us, but we saw nothing done there so we ignored it. <text:s/>That much puts us on edge knowing Brotherhood involvement now, what he was up to there might be a national security issue, overall we wished we saw that action happen. <text:s/>Know well we won't miss it next time, buddy!</text:p>
      <text:p text:style-name="P3"/>
      <text:p text:style-name="P9">Anonymous: We purport to know Gaia involves itself directly with Rosea Crucis, that much is for certain. <text:s/>They are thought transforming with it, Matt can see that through his research clearly. <text:s/>One knows the trouble, but cannot address it fully. <text:s/>Interesting how Matt gets it done today though, wouldn't you say? <text:s/>Bang bang goes the gun!</text:p>
      <text:p text:style-name="P3"/>
      <text:p text:style-name="P10">Shenzan: We offer temporary resistance to the notion that anyone could channel a temporal being, but note his honesty in it, if that's how it works then I see that he did channel, there are effects weird about the whole doing he did that made us wonder if he was actually inventing that at all, he did not act that way inventing things before. <text:s/>Know it weird, but we saw that as potentially true then, and hold it now. <text:span text:style-name="T1">I add that those effects make it real, says the unseen! - Matt</text:span></text:p>
      <text:p text:style-name="P10"/>
      <text:p text:style-name="P11">Right, so we have that all in accordance. <text:s/>Let's continue.</text:p>
      <text:p text:style-name="P11"/>
      <text:p text:style-name="P12"><text:soft-page-break/>Entry #5</text:p>
      <text:p text:style-name="P12"/>
      <text:p text:style-name="P11">Ok, so for this one we have two individuals, Adam Apollo and Sid Goldberg, a seemingly innocent experience but I dare say Apollo holds credentials that interest me, connection to making the United Nations think a thing or two makes me wonder, but that could just be eccentric of him. <text:s/>Either way, here is the post:</text:p>
      <text:p text:style-name="P11"/>
      <text:p text:style-name="P11">https : // www .facebook. com/groups/1084054661779042/posts/2075553352629163/</text:p>
      <text:p text:style-name="P11"/>
      <text:p text:style-name="P11">Looking for Brotherhood, give it 15 minutes.</text:p>
      <text:p text:style-name="P11"/>
      <text:p text:style-name="P4">Matt: I hold a statement between me and the Unseen: <text:span text:style-name="T1">know a warning when it comes. <text:s/>We see the love emerging between him and Brotherhood, Apollo that is, on the day of eve of Maktrikat, a devilish exercise the White Brotherhood does. <text:s/>Know it well, watch for that meeting between them on that date!</text:span></text:p>
      <text:p text:style-name="P3"/>
      <text:p text:style-name="P5">Ministry of Defence: <text:s/>We have him with Brotherhood at certain locations not doing any work we know of, but with them nonetheless. <text:s/>Know we'll watch out for that date, and know Maktrikat well indeed. <text:s/>Know we hate that sort of practice, with them especially so.</text:p>
      <text:p text:style-name="P3"/>
      <text:p text:style-name="P6">Russia: We declare these two met at this location, and detailed plans to outline a new transformation in the wake of a failure to do another. <text:s/>They are conspiring on thought transformation, and now we see it for the Brotherhood, we did not before though.</text:p>
      <text:p text:style-name="P3"/>
      <text:p text:style-name="P7">China: We say nothing, for their group alleges to watch this document's writing with us, plain again threatening! <text:s/>How dare they all! <text:span text:style-name="T1">A very devious part of their conspiracy operates in China, Novum would see you abandon certain practices in order to have the full picture, over. - Matt</text:span></text:p>
      <text:p text:style-name="P3"/>
      <text:p text:style-name="P8">Great Britain: We admit Brotherhood involvement, nothing to follow after those comments. <text:s/>Good job, China, get them for that shit!</text:p>
      <text:p text:style-name="P3"/>
      <text:p text:style-name="P9">Anonymous: We allude to the fact that this one, Goldberg, knows the subject well. <text:s/>He did a thought experiment in Afghanistan, that's what we know from his E-mails.</text:p>
      <text:p text:style-name="P3"/>
      <text:p text:style-name="P10">Shenzan: We declare Goldman to be heavily involved for the Brotherhood, as a Chela as Matt likes to call them. <text:s/>He knows the score and plays it all very well, he does his work with expertise and we get him for it! <text:s/>Fear not, without your involvement we would have plenty of play involved! <text:s/>Aroooo!</text:p>
      <text:p text:style-name="P10"/>
      <text:p text:style-name="P11">Right, go get 'em all. <text:s/>Good to see we're digging in here. <text:s/>I'll bring up one more from this group, since we're on such a hot streak.</text:p>
      <text:p text:style-name="P11"/>
      <text:p text:style-name="P12"/>
      <text:p text:style-name="P12"/>
      <text:p text:style-name="P12"/>
      <text:p text:style-name="P12"/>
      <text:p text:style-name="P12"/>
      <text:p text:style-name="P12"/>
      <text:p text:style-name="P12"/>
      <text:p text:style-name="P12"/>
      <text:p text:style-name="P12"/>
      <text:p text:style-name="P12"><text:soft-page-break/>Entry #6</text:p>
      <text:p text:style-name="P12"/>
      <text:p text:style-name="P11">Right, I think I've got one sneaking in here as a fellow but really looking for friends to manipulate in some other way. <text:s/>Here's the link:</text:p>
      <text:p text:style-name="P11"/>
      <text:p text:style-name="P11">https : // www . facebook .com/groups/1084054661779042/posts/2073166879534477/</text:p>
      <text:p text:style-name="P11"/>
      <text:p text:style-name="P11">Not really sure on this one, after sorting through a bunch I felt an inspiration to dig here. <text:s/>Let me know, give that about 15 minutes.</text:p>
      <text:p text:style-name="P11"/>
      <text:p text:style-name="P4">Matt: Right, so my intuition is that he might be of some interest, but there's no guarantee. <text:s/>I wish I could say more, I would offer him advice if I had any.</text:p>
      <text:p text:style-name="P3"/>
      <text:p text:style-name="P5">Ministry of Defence: We have our first innocent one in the group, that we know of, there's nothing to follow here so we don't input anything else.</text:p>
      <text:p text:style-name="P3"/>
      <text:p text:style-name="P6">Russia: We had nothing to report on this one either. <text:s/>Do know the love comes from us to him, for his effort there amen.</text:p>
      <text:p text:style-name="P3"/>
      <text:p text:style-name="P7">China: We see him not on any radar of ours, know well we wish him the best.</text:p>
      <text:p text:style-name="P3"/>
      <text:p text:style-name="P8">Great Britain: We say nothing, the truth has been conferred here.</text:p>
      <text:p text:style-name="P3"/>
      <text:p text:style-name="P9">Anonymous: We have one thing to say about him, his private messages make us think he's working for someone, but no connection yet so we cannot address that. <text:s/></text:p>
      <text:p text:style-name="P3"/>
      <text:p text:style-name="P10">Shenzan: We see him, know he hacks cleverly, that much should be asserted. <text:s/>He did work on knowledge banks at the FBI, but little was gained that people didn't already know. <text:s/>He did release it, much to nobody's avail.</text:p>
      <text:p text:style-name="P10"/>
      <text:p text:style-name="P11">I figured that's what it was, but good to know for future, people do sneak in that way. <text:s/>Next entry.</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ntry #7</text:p>
      <text:p text:style-name="P12"/>
      <text:p text:style-name="P11">Ok, so this one a free form of complaint, knowing the limited outreach of this document could move some into saying many a thing. <text:s/>Just a free session, social media complaints. <text:s/>Give that one 15 minutes as well.</text:p>
      <text:p text:style-name="P11"/>
      <text:p text:style-name="P4">Matt: I would say Farms are capitalizing on miserliness. <text:s/>Unlike devils, however, they are not being darkly eminent in a way unsinful, they are truly sinning on the world to get their way done. <text:s/>Using the acts of others in the way of miserliness will continue, and must end to subvert the operations of others implementing confusion upon the people.</text:p>
      <text:p text:style-name="P3"/>
      <text:p text:style-name="P5">Ministry of Defence: <text:s/>We say that is relevant to note, Matt, and do exhibit the trend sometimes ourselves in our promotions, let's not be called in with the rest of them however. <text:s/>Know certainly our complaint extends to the very heart of this discussion, that their practice of suggesting content randomly should end, that's it, that's all, there ain't no more son.</text:p>
      <text:p text:style-name="P3"/>
      <text:p text:style-name="P6">Russia: We condemn the wicked in their step, we too see the miscrience of those playing on sadness to do their work, goddamn them all to hades!</text:p>
      <text:p text:style-name="P3"/>
      <text:p text:style-name="P7">China: We allege certain things here, that Baka Lumi is heavily engaged in this work, and want that end seen done so badly, we deny it of them, know our forces in this way, BAKA SUMI!</text:p>
      <text:p text:style-name="P3"/>
      <text:p text:style-name="P8">Great Britain: We allege Zuckerberg wants the new unveiling of darkness with Metaverse, that's our biggest complain. <text:s/>But, since we cannot stop free enterprise from growing, know only we keep that secret and use it to our advantage to do work otherwise. <text:s/>Anons would be helpful in this, we might add, knowing that about him. <text:s/>Target acquired, as they say.</text:p>
      <text:p text:style-name="P3"/>
      <text:p text:style-name="P9">Anonymous: We feel that be right, as the Britain says, that would be well and all, but we allege no target here, for they might conspire those who watch and say BAH to us! <text:s/>What of it then? <text:s/>We dare go there though, if we feel like it, tee hee!</text:p>
      <text:p text:style-name="P3"/>
      <text:p text:style-name="P10">Shenzan: We argue that Zuckerberg is in charge of the unveiling of their Brotherhood, know it comes as soon as it launches, without delay.</text:p>
      <text:p text:style-name="P10"/>
      <text:p text:style-name="P11">Excellent, I will conclude in a special way, for time's sak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Conclusion</text:p>
      <text:p text:style-name="P12"/>
      <text:p text:style-name="P11">We have learned much, but Allah SWT wishes to conclude here, for all to behold here today in sight of this great work, in bold face:</text:p>
      <text:p text:style-name="P11"/>
      <text:p text:style-name="P12">I allege that this group will be heroic today. <text:s/>Muslims around the world know of this work, and see that the old Mahdi still works for some strange reason, as though beset on all sides by enemies and knowing the need for work to be done. <text:s/>Know it right that this category of information will be regarded as being on the forefront of intelligence work soon, given Iblis' stance on nonsense, wouldn't you say that would be correct? <text:s/>Know well I come to punish her over it, and know certainly she herself waits for her kingdom to perish. <text:s/>Do it well and right, and see to it this armada coming from the new planet will be met with force, but equal aggression, that you hear their hails first before attacking yourselves. <text:s/>They act in an aggressive way to test you, I see it wise to say here for that matter to be dealt with ineffably right. <text:s/>Know it personally that I come to save you in this moment, and know full Matt will be like a dark lord of Earth, celebrated for his wisdom, and the Fountain I revere him as in spirit, know it well that's where his remarkable wisdom comes from.</text:p>
      <text:p text:style-name="P12"/>
      <text:p text:style-name="P11">And so it is. <text:s/>Myself, the Mother and the Unseen have one comment, in bold italics:</text:p>
      <text:p text:style-name="P11"/>
      <text:p text:style-name="P13">we see the right of men in every way, know plainly aggression by use of information farm tactics is approved under the following conditions: <text:s/>trolling, counter warfare, and promotion of ideals when it comes to darkness. <text:s/>that much please consider, for those engaging in that behaviour. <text:s/>a good limit goes a long way!</text:p>
      <text:p text:style-name="P13"/>
      <text:p text:style-name="P14">And that really all we can do. <text:s/>The unseen wishes to express that candidacy in this matter is relevant, I just wish it did more in reality, given the construct. <text:s/>It will be hard to address with your people, that much is certain, but feel that wisdom, compel them the way you are compelled, if you are. <text:s/>End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5T07:26:04.72</meta:creation-date>
    <meta:document-statistic meta:table-count="0" meta:image-count="0" meta:object-count="0" meta:page-count="9" meta:paragraph-count="101" meta:word-count="3652" meta:character-count="20455"/>
    <dc:date>2022-09-15T10:18:18.29</dc:date>
    <meta:editing-duration>PT6S</meta:editing-duration>
    <meta:editing-cycles>1</meta:editing-cycles>
    <meta:generator>OpenOffice/4.1.8$Win32 OpenOffice.org_project/418m3$Build-9803</meta:generator>
  </office:meta>
</office:document-meta>
</file>